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заголовок_20_раздела">
      <style:paragraph-properties>
        <style:tab-stops>
          <style:tab-stop style:position="0in"/>
        </style:tab-stops>
      </style:paragraph-properties>
      <style:text-properties fo:color="#808080" style:font-name="Verdana1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style:font-name="Verdana1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176a"/>
    </style:style>
    <style:style style:name="T3" style:family="text">
      <style:text-properties style:font-name="Verdana1"/>
    </style:style>
    <style:style style:name="T4" style:family="text">
      <style:text-properties fo:color="#21409a"/>
    </style:style>
    <style:style style:name="T5" style:family="text">
      <style:text-properties fo:color="#000000"/>
    </style:style>
    <style:style style:name="T6" style:family="text">
      <style:text-properties fo:color="#95231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a176a"/>
    </style:style>
    <style:style style:name="T9" style:family="text">
      <style:text-properties fo:language="en" fo:country="US" officeooo:rsid="000b9e8f"/>
    </style:style>
    <style:style style:name="T10" style:family="text">
      <style:text-properties officeooo:rsid="000b9e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ерации, из которых состоят алгоритмы</text:p>
      <text:p text:style-name="P2"><text:a xlink:type="simple" xlink:href="../операции_алгоритмов.odt" text:style-name="Internet_20_link" text:visited-style-name="Visited_20_Internet_20_Link"><text:span text:style-name="T3"/></text:a></text:p>
      <text:p text:style-name="P3"/>
      <text:p text:style-name="P5">а. разделение фигуры на куски-подфигуры</text:p>
      <text:p text:style-name="P7">а.1. <text:span text:style-name="T4">для главной_фигуры</text:span> подфигуры выбираются:</text:p>
      <text:p text:style-name="P7">а.1.1: повторением подфигуры</text:p>
      <text:p text:style-name="P7">? а.1.2: включая непрямое_повторение через соответствия различных_фигур друг с другом</text:p>
      <text:p text:style-name="P6">а.2. <text:span text:style-name="T4">для повторившихся_фигур </text:span><text:span text:style-name="T5">подфигуры выбираются:</text:span></text:p>
      <text:p text:style-name="P10">а.2.1. так-же - повторением (а.1.1)</text:p>
      <text:p text:style-name="P6"><text:span text:style-name="T5">а.2.2. при этом, первыми просчитываются подфигуры, </text:span><text:span text:style-name="T6">похожие</text:span><text:span text:style-name="T5"> или </text:span><text:span text:style-name="T6">учавствовавшие </text:span><text:span text:style-name="T5">в разбиваемой фигуре</text:span></text:p>
      <text:p text:style-name="P10"/>
      <text:p text:style-name="P6"/>
      <text:p text:style-name="P5"/>
      <text:p text:style-name="P5">б. нахождение <text:span text:style-name="T1">каркасных </text:span>подфигур-откуда</text:p>
      <text:p text:style-name="P6">б.1. перебором</text:p>
      <text:p text:style-name="P7">б.2. <text:span text:style-name="T6">как-то использовать</text:span> предыдущие знания о фигурах (возможно похожих на текущие)</text:p>
      <text:p text:style-name="P7"/>
      <text:p text:style-name="P5">в. нахождение искомой подфигуры относительно каркасных</text:p>
      <text:p text:style-name="P6">в.1. она просто берётся между двумя каркасными фигурами (возможно с мусором) </text:p>
      <text:p text:style-name="P6"><text:tab/>- вся сложность в нахождении каркасных фигур.</text:p>
      <text:p text:style-name="P6"/>
      <text:p text:style-name="P5"/>
      <text:p text:style-name="P5">г. помещение найденной подфигуры в буфер (возможно эфемерный)</text:p>
      <text:p text:style-name="P6">г.1 буфер содержит информацию о расположениях фигур, положенных в него, т.е. весь путь </text:p>
      <text:p text:style-name="P6">относительно каркасных фигур. </text:p>
      <text:p text:style-name="P6">Этот путь составляет <text:span text:style-name="T7">ID </text:span><text:span text:style-name="T1">буфера, по которому он связывается со своим</text:span><text:span text:style-name="T2">и</text:span><text:span text:style-name="T1"> аналогами в повторениях алгоритма.</text:span></text:p>
      <text:p text:style-name="P5"/>
      <text:p text:style-name="P5">д. нахождение <text:span text:style-name="T1">каркасных </text:span>подфигур-куда (в подфигуре или начальной фигуре)</text:p>
      <text:p text:style-name="P4">аналогично (б):</text:p>
      <text:p text:style-name="P6">д.1. перебором</text:p>
      <text:p text:style-name="P7">д.2. <text:span text:style-name="T6">как-то использовать</text:span> предыдущие знания о фигурах (возможно похожих на текущие)</text:p>
      <text:p text:style-name="P5"/>
      <text:p text:style-name="P5">е. вставка найденной подфигуры из буфера в место относительно каркасных подфигур-куда</text:p>
      <text:p text:style-name="P6">е.1. буфер выбирается:</text:p>
      <text:p text:style-name="P6">е.1.1. перебором</text:p>
      <text:p text:style-name="P6">е.2. всегда используется место между двумя каркасными_фигурами (возможно с мусорным_люфтом).</text:p>
      <text:p text:style-name="P6"/>
      <text:p text:style-name="P6"/>
      <text:p text:style-name="P8">что может быть свойством берущейся (под)фигуры?:</text:p>
      <text:p text:style-name="P7">1. константная (прямо узнанная) фигура, находящаяся с определённой стороны каркасных подфигур </text:p>
      <text:p text:style-name="P7"><text:tab/>в достраиваемой фигуре.</text:p>
      <text:p text:style-name="P7"/>
      <text:p text:style-name="P7">всегда одновременно находятся и Тип фигуры, и её Инстанция:</text:p>
      <text:p text:style-name="P7">через Тип фигуры можно выйти на другие её инстанции;</text:p>
      <text:p text:style-name="P7">через Инстанцию фигуры можно выйти на другие типы фигур относительно неё.</text:p>
      <text:p text:style-name="P7"/>
      <text:p text:style-name="P7">1. фигура, находящаяся между определённы<text:span text:style-name="T10">ми</text:span> фигурами</text:p>
      <text:p text:style-name="P7">2. инстанция фигуры конкретного типа, находящаяся с определённой стороны определённой фигуры.</text:p>
      <text:p text:style-name="P7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creation-date>2018-04-22T16:18:22.820000000</meta:creation-date>
    <dc:date>2018-11-27T23:27:45.898000000</dc:date>
    <meta:editing-duration>P6DT10H56M15S</meta:editing-duration>
    <meta:editing-cycles>24</meta:editing-cycles>
    <meta:document-statistic meta:table-count="0" meta:image-count="0" meta:object-count="0" meta:page-count="1" meta:paragraph-count="34" meta:word-count="246" meta:character-count="1903" meta:non-whitespace-character-count="1685"/>
  </office:meta>
</office:document-meta>
</file>